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6.766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13.411cm"/>
    </style:style>
    <style:style style:name="co10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isoluzioni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 table:number-columns-spanned="2" table:number-rows-spanned="1">
            <text:p>collimation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cilinder</text:p>
          </table:table-cell>
          <table:table-cell/>
          <table:table-cell office:value-type="string" calcext:value-type="string">
            <text:p>high noi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 table:number-columns-spanned="4" table:number-rows-spanned="1">
            <text:p>same</text:p>
          </table:table-cell>
          <table:covered-table-cell table:number-columns-repeated="2" table:style-name="Default"/>
          <table:covered-table-cell/>
          <table:table-cell office:value-type="string" calcext:value-type="string">
            <text:p>noise has been reduce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 table:number-columns-spanned="4" table:number-rows-spanned="1">
            <text:p>sam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L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 table:number-columns-spanned="4" table:number-rows-spanned="1">
            <text:p>sam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 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cilinder</text:p>
          </table:table-cell>
          <table:table-cell table:style-name="ce2" office:value-type="string" calcext:value-type="string">
            <text:p>shutter closed</text:p>
          </table:table-cell>
          <table:table-cell office:value-type="string" calcext:value-type="string">
            <text:p>first source used as background the second as pointlike source. SiC not workin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 table:number-columns-spanned="3" table:number-rows-spanned="1">
            <text:p>same</text:p>
          </table:table-cell>
          <table:covered-table-cell table:number-columns-repeated="2" table:style-name="ce2"/>
          <table:table-cell table:style-name="ce2" office:value-type="string" calcext:value-type="string">
            <text:p>shutter open</text:p>
          </table:table-cell>
          <table:table-cell office:value-type="string" calcext:value-type="string">
            <text:p>trip!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 table:number-columns-spanned="3" table:number-rows-spanned="1">
            <text:p>same</text:p>
          </table:table-cell>
          <table:covered-table-cell table:number-columns-repeated="2" table:style-name="ce2"/>
          <table:table-cell table:style-name="ce2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round</text:p>
          </table:table-cell>
          <table:table-cell table:style-name="ce2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style-name="ce2"/>
          <table:table-cell office:value-type="string" calcext:value-type="string">
            <text:p>different threshol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H.I.</text:p>
          </table:table-cell>
          <table:table-cell office:value-type="string" calcext:value-type="string">
            <text:p>0.2 mm</text:p>
          </table:table-cell>
          <table:table-cell/>
          <table:table-cell table:style-name="ce2"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style-name="ce2"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vertical slit</text:p>
          </table:table-cell>
          <table:table-cell table:style-name="ce2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/>
          <table:table-cell table:style-name="ce2" office:value-type="string" calcext:value-type="string">
            <text:p>140 V</text:p>
          </table:table-cell>
          <table:table-cell office:value-type="string" calcext:value-type="string">
            <text:p>scan Vthg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50 V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60 V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75 V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80 V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85 V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90 V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195 V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200 V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table:number-columns-spanned="3" table:number-rows-spanned="1"/>
          <table:covered-table-cell table:number-columns-repeated="2"/>
          <table:table-cell table:style-name="ce2" office:value-type="string" calcext:value-type="string">
            <text:p>205 V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table:number-columns-spanned="3" table:number-rows-spanned="1"/>
          <table:covered-table-cell table:number-columns-repeated="2"/>
          <table:table-cell table:style-name="ce2" office:value-type="string" calcext:value-type="string">
            <text:p>210 V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400 V</text:p>
          </table:table-cell>
          <table:table-cell office:value-type="string" calcext:value-type="string">
            <text:p>scan Vdrfi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500 V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600 V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700 V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800 V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900 V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table:style-name="ce2" office:value-type="string" calcext:value-type="string">
            <text:p>1000 V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table:style-name="ce2" office:value-type="string" calcext:value-type="string">
            <text:p>1100 V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table:style-name="ce2" office:value-type="string" calcext:value-type="string">
            <text:p>200 V</text:p>
          </table:table-cell>
          <table:table-cell office:value-type="string" calcext:value-type="string">
            <text:p>Scan Vthgem 20 Mb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table:style-name="ce2" office:value-type="string" calcext:value-type="string">
            <text:p>190 V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table:style-name="ce2" office:value-type="string" calcext:value-type="string">
            <text:p>180 V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table:style-name="ce2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table:style-name="ce2" office:value-type="string" calcext:value-type="string">
            <text:p>170 V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5" office:value-type="string" calcext:value-type="string" table:number-columns-spanned="3" table:number-rows-spanned="1">
            <text:p>???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string" calcext:value-type="string">
            <text:p>calib source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<text:s/>round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string" calcext:value-type="string" table:number-columns-spanned="3" table:number-rows-spanned="1">
            <text:p>dummy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THGEM</text:p>
          </table:table-cell>
          <table:table-cell table:number-columns-repeated="2"/>
          <table:table-cell office:value-type="string" calcext:value-type="string">
            <text:p>problems with DAQ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5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/>
          <table:table-cell office:value-type="string" calcext:value-type="string">
            <text:p>trip!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5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office:value-type="string" calcext:value-type="string">
            <text:p>shutter open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5" office:value-type="string" calcext:value-type="string" table:number-columns-spanned="3" table:number-rows-spanned="1">
            <text:p>same</text:p>
          </table:table-cell>
          <table:covered-table-cell table:number-columns-repeated="2"/>
          <table:table-cell office:value-type="string" calcext:value-type="string">
            <text:p>shutter close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cilinder+foil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string" calcext:value-type="string" table:number-columns-spanned="3" table:number-rows-spanned="1">
            <text:p>as befor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5" office:value-type="string" calcext:value-type="string" table:number-columns-spanned="3" table:number-rows-spanned="1">
            <text:p>dumm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pepperpot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H.I.</text:p>
          </table:table-cell>
          <table:table-cell office:value-type="string" calcext:value-type="string">
            <text:p>pepperpot</text:p>
          </table:table-cell>
          <table:table-cell/>
          <table:table-cell office:value-type="string" calcext:value-type="string">
            <text:p>solaris crushed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5" office:value-type="string" calcext:value-type="string" table:number-columns-spanned="3" table:number-rows-spanned="1">
            <text:p>…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5" office:value-type="string" calcext:value-type="string" table:number-columns-spanned="3" table:number-rows-spanned="1">
            <text:p>test preamp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5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5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5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5" office:value-type="string" calcext:value-type="string" table:number-columns-spanned="3" table:number-rows-spanned="1">
            <text:p>test preamp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5" table:number-columns-spanned="3" table:number-rows-spanned="1"/>
          <table:covered-table-cell table:number-columns-repeated="2"/>
          <table:table-cell/>
          <table:table-cell office:value-type="string" calcext:value-type="string">
            <text:p>back ground, no sourc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back ground, no source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ng-term staibilit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GEM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durata</text:p>
          </table:table-cell>
          <table:table-cell office:value-type="string" calcext:value-type="string">
            <text:p>analised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23 09 14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0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6" office:value-type="string" calcext:value-type="string">
            <text:p>Bias was off for all the previous nigth, run started few seconds after giving bias to the detecto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2023 10 19</text:p>
          </table:table-cell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3 12 12</text:p>
          </table:table-cell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high intensity source with 1 mm collimator, run started just after the shitter was open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3</text:p>
          </table:table-cell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polarization effect run with H.I. alpha 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4</text:p>
          </table:table-cell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Non chiaro! Sembra che non ci fosse sorgente?! È segnalato che il run parte 5 minuti dopo il bias è stato dato al rivela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 12 19</text:p>
          </table:table-cell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H.I. source with 2 mm collimator, 2 minuts between the bias is reached and the run is op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1 19</text:p>
          </table:table-cell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H.I no collimator, <text:s/>after the bias is reached the shutter is opened and the run 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5</text:p>
          </table:table-cell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L.I. <text:s/>no time elapse between the bias is reqched and run sta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6</text:p>
          </table:table-cell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Shutter open after 30 s the bias is reach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black out sim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7</text:p>
          </table:table-cell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wait for 30 s between the bias is reached and the run is op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 03 08</text:p>
          </table:table-cell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H.I. no source</text:p>
          </table:table-cell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ce2"/>
          <table:table-cell table:style-name="ce3"/>
          <table:table-cell table:number-columns-repeated="5"/>
        </table:table-row>
        <table:table-row table:style-name="ro1" table:number-rows-repeated="64">
          <table:table-cell table:number-columns-repeated="9"/>
        </table:table-row>
        <table:table-row table:style-name="ro1">
          <table:table-cell/>
          <table:table-cell office:value-type="string" calcext:value-type="string">
            <text:p>dummy</text:p>
          </table:table-cell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U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7-567</text:p>
          </table:table-cell>
          <table:table-cell office:value-type="string" calcext:value-type="string">
            <text:p>20 mbar</text:p>
          </table:table-cell>
          <table:table-cell office:value-type="string" calcext:value-type="string">
            <text:p>THGEM scan with H.I. source and 2 mm collimator V1 and</text:p>
          </table:table-cell>
          <table:table-cell table:number-columns-repeated="5"/>
          <table:table-cell office:value-type="string" calcext:value-type="string">
            <text:p>Compare with normal scan.</text:p>
          </table:table-cell>
        </table:table-row>
        <table:table-row table:style-name="ro1">
          <table:table-cell office:value-type="string" calcext:value-type="string">
            <text:p>568-589</text:p>
          </table:table-cell>
          <table:table-cell office:value-type="string" calcext:value-type="string">
            <text:p>20 mbar</text:p>
          </table:table-cell>
          <table:table-cell office:value-type="string" calcext:value-type="string">
            <text:p>Drift sca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91-608 </text:p>
          </table:table-cell>
          <table:table-cell office:value-type="string" calcext:value-type="string">
            <text:p>20 mbar </text:p>
          </table:table-cell>
          <table:table-cell office:value-type="string" calcext:value-type="string">
            <text:p>THGEM scan with H.I. source and 5 mm collimator V1 a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00:29.815959823</meta:creation-date>
    <dc:date>2024-10-28T11:25:53.841000719</dc:date>
    <meta:editing-duration>P6DT2H22M10S</meta:editing-duration>
    <meta:editing-cycles>4</meta:editing-cycles>
    <meta:generator>LibreOffice/7.3.7.2$Linux_X86_64 LibreOffice_project/30$Build-2</meta:generator>
    <meta:document-statistic meta:table-count="3" meta:cell-count="302" meta:object-count="0"/>
  </office:meta>
</office:document-meta>
</file>